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100000131073DF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000000" style:text-underline-style="none" fo:font-weight="normal" style:font-weight-asian="normal" style:font-weight-complex="normal"/>
    </style:style>
    <style:style style:name="P2" style:family="paragraph" style:parent-style-name="Standard">
      <style:text-properties fo:color="#000000" style:text-underline-style="none" fo:font-weight="normal" style:font-weight-asian="normal" style:font-weight-complex="normal"/>
    </style:style>
    <style:style style:name="P3"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font-name="Liberation Sans Serif"/>
    </style:style>
    <style:style style:name="P5" style:family="paragraph" style:parent-style-name="Footer">
      <style:paragraph-properties fo:text-align="center" style:justify-single-word="false"/>
    </style:style>
    <style:style style:name="P6" style:family="paragraph" style:parent-style-name="Heading_20_1">
      <style:text-properties fo:color="#000000" style:text-underline-style="none" fo:font-weight="normal" style:font-weight-asian="normal" style:font-weight-complex="normal"/>
    </style:style>
    <style:style style:name="P7" style:family="paragraph" style:parent-style-name="Standard">
      <style:text-properties fo:color="#000000" style:text-underline-style="none" fo:font-weight="normal" style:font-weight-asian="normal" style:font-weight-complex="normal"/>
    </style:style>
    <style:style style:name="P8" style:family="paragraph" style:parent-style-name="Standard">
      <style:text-properties fo:color="#000000" style:text-underline-style="none" fo:font-weight="normal" officeooo:rsid="0042312c" officeooo:paragraph-rsid="001332d2" style:font-weight-asian="normal" style:font-weight-complex="normal"/>
    </style:style>
    <style:style style:name="P9" style:family="paragraph" style:parent-style-name="Standard">
      <style:text-properties fo:color="#000000" style:text-underline-style="none" fo:font-weight="normal" officeooo:rsid="003db404" officeooo:paragraph-rsid="001332d2" style:font-weight-asian="normal" style:font-weight-complex="normal"/>
    </style:style>
    <style:style style:name="P10" style:family="paragraph" style:parent-style-name="Standard">
      <style:text-properties fo:color="#000000" style:text-underline-style="none" fo:font-weight="normal" officeooo:rsid="0041f259" officeooo:paragraph-rsid="001332d2" style:font-weight-asian="normal" style:font-weight-complex="normal"/>
    </style:style>
    <style:style style:name="P11" style:family="paragraph" style:parent-style-name="Standard">
      <style:text-properties fo:color="#000000" style:text-underline-style="none" fo:font-weight="normal" officeooo:rsid="0041fdc3" officeooo:paragraph-rsid="001332d2" style:font-weight-asian="normal" style:font-weight-complex="normal"/>
    </style:style>
    <style:style style:name="P12" style:family="paragraph" style:parent-style-name="Standard">
      <style:text-properties fo:color="#000000" style:text-underline-style="none" fo:font-weight="normal" officeooo:rsid="003f89aa" officeooo:paragraph-rsid="001332d2" style:font-weight-asian="normal" style:font-weight-complex="normal"/>
    </style:style>
    <style:style style:name="P13" style:family="paragraph">
      <style:paragraph-properties fo:text-align="end"/>
      <style:text-properties fo:font-size="12pt" fo:font-weight="bold" style:font-weight-asian="bold" style:font-weight-complex="bold"/>
    </style:style>
    <style:style style:name="P14" style:family="paragraph">
      <style:paragraph-properties fo:text-align="end"/>
    </style:style>
    <style:style style:name="T1" style:family="text">
      <style:text-properties fo:font-size="16pt" fo:language="fr" fo:country="FR" style:text-underline-style="solid" style:text-underline-width="auto" style:text-underline-color="font-color" fo:font-weight="bold" style:font-size-asian="16pt" style:font-weight-asian="bold" style:font-size-complex="16pt"/>
    </style:style>
    <style:style style:name="T2" style:family="text">
      <style:text-properties fo:font-size="13pt" fo:language="fr" fo:country="FR" style:text-underline-style="solid" style:text-underline-width="auto" style:text-underline-color="font-color" style:font-size-asian="13pt" style:font-size-complex="13pt"/>
    </style:style>
    <style:style style:name="T3" style:family="text">
      <style:text-properties style:text-position="super 58%" style:font-name="Liberation Sans Serif" fo:font-size="11pt" fo:language="fr" fo:country="FR" style:font-size-asian="11pt" style:font-size-complex="11pt"/>
    </style:style>
    <style:style style:name="T4" style:family="text">
      <style:text-properties fo:font-size="28pt" fo:font-weight="bold" style:font-size-asian="28pt" style:font-weight-asian="bold" style:font-size-complex="28pt" style:font-weight-complex="bold"/>
    </style:style>
    <style:style style:name="T5" style:family="text">
      <style:text-properties style:font-name="Liberation Sans Serif" fo:font-size="16pt" fo:language="fr" fo:country="FR" style:text-underline-style="solid" style:text-underline-width="auto" style:text-underline-color="font-color" fo:font-weight="bold" style:font-size-asian="16pt" style:font-weight-asian="bold" style:font-size-complex="16pt"/>
    </style:style>
    <style:style style:name="T6" style:family="text">
      <style:text-properties style:font-name="Liberation Sans Serif" fo:font-size="16pt" fo:language="fr" fo:country="FR" style:text-underline-style="solid" style:text-underline-width="auto" style:text-underline-color="font-color" fo:font-weight="bold" style:font-size-asian="16pt" style:font-weight-asian="bold" style:font-size-complex="16pt" style:font-weight-complex="bold"/>
    </style:style>
    <style:style style:name="T7" style:family="text">
      <style:text-properties style:font-name="Liberation Sans Serif" fo:font-size="12pt" fo:language="fr" fo:country="FR" style:font-size-asian="12pt" style:font-size-complex="12pt"/>
    </style:style>
    <style:style style:name="T8" style:family="text">
      <style:text-properties style:font-name="Liberation Sans Serif" fo:font-size="11pt" fo:language="fr" fo:country="FR" style:font-size-asian="11pt" style:font-size-complex="11pt"/>
    </style:style>
    <style:style style:name="T9" style:family="text">
      <style:text-properties style:font-name="Liberation Sans Serif" fo:font-size="11pt" fo:language="fr" fo:country="FR" officeooo:rsid="0041f259" style:font-size-asian="11pt" style:font-size-complex="11pt"/>
    </style:style>
    <style:style style:name="T10" style:family="text">
      <style:text-properties style:font-name="Liberation Sans Serif" fo:font-size="11pt" fo:language="fr" fo:country="FR" officeooo:rsid="0041fdc3" style:font-size-asian="11pt" style:font-size-complex="11pt"/>
    </style:style>
    <style:style style:name="T11" style:family="text">
      <style:text-properties style:font-name="Liberation Sans Serif" fo:font-size="11pt" fo:language="fr" fo:country="FR" officeooo:rsid="003f89aa" style:font-size-asian="11pt" style:font-size-complex="11pt"/>
    </style:style>
    <style:style style:name="T12" style:family="text">
      <style:text-properties style:font-name="Liberation Sans Serif" fo:font-size="11pt" fo:language="fr" fo:country="FR" officeooo:rsid="003db404" style:font-size-asian="11pt" style:font-size-complex="11pt"/>
    </style:style>
    <style:style style:name="T13" style:family="text">
      <style:text-properties style:font-name="Liberation Sans Serif" fo:font-size="11pt" fo:language="fr" fo:country="FR" fo:font-weight="bold" style:font-size-asian="11pt" style:font-weight-asian="bold" style:font-size-complex="11pt" style:font-weight-complex="bold"/>
    </style:style>
    <style:style style:name="T14" style:family="text">
      <style:text-properties officeooo:rsid="0040b8e0"/>
    </style:style>
    <style:style style:name="T15" style:family="text">
      <style:text-properties style:font-name="Liberation Serif" fo:font-size="12pt" fo:language="fr" fo:country="FR" officeooo:rsid="002a9489" style:font-size-asian="12pt" style:font-size-complex="12pt"/>
    </style:style>
    <style:style style:name="T16" style:family="text">
      <style:text-properties style:font-name="Liberation Serif" fo:font-size="12pt" fo:language="fr" fo:country="FR" officeooo:rsid="003236d8" style:font-size-asian="12pt" style:font-size-complex="12pt"/>
    </style:style>
    <style:style style:name="T17" style:family="text">
      <style:text-properties style:font-name="Liberation Serif" fo:font-size="12pt" fo:language="fr" fo:country="FR" officeooo:rsid="003f89aa" style:font-size-asian="12pt" style:font-size-complex="12pt"/>
    </style:style>
    <style:style style:name="T18" style:family="text">
      <style:text-properties style:font-name="Liberation Serif" fo:font-size="12pt" fo:language="fr" fo:country="FR" officeooo:rsid="00310684" style:font-size-asian="12pt" style:font-size-complex="12pt"/>
    </style:style>
    <style:style style:name="T19" style:family="text">
      <style:text-properties style:font-name="Liberation Serif" fo:font-size="12pt" fo:language="fr" fo:country="FR" officeooo:rsid="003e39bc" style:font-size-asian="12pt" style:font-size-complex="12pt"/>
    </style:style>
    <style:style style:name="T20" style:family="text">
      <style:text-properties style:font-name="Liberation Serif" fo:font-size="12pt" fo:language="fr" fo:country="FR" officeooo:rsid="002bfc95" style:font-size-asian="12pt" style:font-size-complex="12pt"/>
    </style:style>
    <style:style style:name="T21" style:family="text">
      <style:text-properties style:font-name="Liberation Serif" fo:font-size="12pt" fo:language="fr" fo:country="FR" fo:font-weight="bold" officeooo:rsid="002d3218" style:font-size-asian="12pt" style:font-weight-asian="bold" style:font-size-complex="12pt" style:font-weight-complex="bold"/>
    </style:style>
    <style:style style:name="T22" style:family="text">
      <style:text-properties style:font-name="Liberation Serif" fo:font-size="12pt" fo:language="fr" fo:country="FR" fo:font-weight="bold" officeooo:rsid="002a9489" style:font-size-asian="12pt" style:font-weight-asian="bold" style:font-size-complex="12pt" style:font-weight-complex="bold"/>
    </style:style>
    <style:style style:name="T23" style:family="text">
      <style:text-properties style:font-name="Liberation Serif" fo:font-size="12pt" fo:language="fr" fo:country="FR" fo:font-weight="bold" officeooo:rsid="00310684" style:font-size-asian="12pt" style:font-weight-asian="bold" style:font-size-complex="12pt" style:font-weight-complex="bold"/>
    </style:style>
    <style:style style:name="T2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COMPTE RENDU TP</text:span> </text:p>
      <text:p text:style-name="P3"><text:span text:style-name="Titre_20_Car"><text:span text:style-name="T6"/></text:span></text:p>
      <text:p text:style-name="P3"><text:span text:style-name="Titre_20_Car"><text:span text:style-name="T6">Diagramme de classes : cf. ANNEXE1</text:span></text:span></text:p>
      <text:h text:style-name="P6" text:outline-level="1"><text:span text:style-name="Titre_20_Car"><text:span text:style-name="T5">Specification des classes : </text:span></text:span></text:h>
      <text:p text:style-name="P2"><text:span text:style-name="Titre_20_Car"><text:span text:style-name="T7"/></text:span></text:p>
      <text:p text:style-name="P2"><text:span text:style-name="Titre_20_Car"><text:span text:style-name="T8">Nous détaillons dans cette section les classes ainsi que leurs attributs et leurs méthodes. Pour cette application nous avons utilisé des patrons de conception (composite, singleton et commande). Le patron composite est utilisé pour l'architecture des formes Shape, le patron singleton est utilisé pour le ShapeManager et le patron commande est utilisé pour le ShapeManager et les classes Commandes. <text:s/>Les getters, les constructeurs et méthodes basiques ne seront pas détaillées.</text:span></text:span></text:p>
      <text:p text:style-name="P2"><text:span text:style-name="Titre_20_Car"><text:span text:style-name="T8"/></text:span></text:p>
      <text:p text:style-name="P2"><text:span text:style-name="Titre_20_Car"><text:span text:style-name="T13">1. Movable(Interface):</text:span></text:span></text:p>
      <text:p text:style-name="P2"><text:span text:style-name="Titre_20_Car"><text:span text:style-name="T8">On définit une interface Movable ou « objet mouveant » car les objets Point et Shape ont une méthode move qui permet de déplacer l'objet. Ceci nous permet de rajouter un niveau d'abstraction et de définir Point et Shape comme des objets partageant la caractéristique de mobilité dans un autre contexte d'utilisation. </text:span></text:span></text:p>
      <text:p text:style-name="P2"><text:span text:style-name="Titre_20_Car"><text:span text:style-name="T8"/></text:span></text:p>
      <text:p text:style-name="P2"><text:span text:style-name="Titre_20_Car"><text:span text:style-name="T13">2. Point :</text:span></text:span></text:p>
      <text:p text:style-name="P8">Cette classe décrit un point caractérisé par ses coordonnées x et y.</text:p>
      <text:p text:style-name="P2"><text:span text:style-name="Titre_20_Car"><text:span text:style-name="T8">- int x : Abscisse du Point.</text:span></text:span></text:p>
      <text:p text:style-name="P2"><text:span text:style-name="Titre_20_Car"><text:span text:style-name="T8">- int y : Ordonnée du Point.</text:span></text:span></text:p>
      <text:p text:style-name="P2"><text:span text:style-name="Titre_20_Car"><text:span text:style-name="T8">- void Move(int dx, int dy) : cette méthode déplace le point vers une nouvelle position en modifiant ses coordonnés (x+dx et y+dy).</text:span></text:span></text:p>
      <text:p text:style-name="P2"><text:span text:style-name="Titre_20_Car"><text:span text:style-name="T8"/></text:span></text:p>
      <text:p text:style-name="P2"><text:span text:style-name="Titre_20_Car"><text:span text:style-name="T13">3. Shape (classe abstraite) :</text:span></text:span></text:p>
      <text:p text:style-name="P9">Cette classe décrit une forme générique, celle ci est caractérisée par un nom et peut être déplacée et affichée. On peut aussi vérifier que la forme est <text:span text:style-name="T14">valide (respecte ses propriétés géométriques) et qu'un point P appar</text:span>tient à la forme.</text:p>
      <text:p text:style-name="P2"><text:span text:style-name="Titre_20_Car"><text:span text:style-name="T8">- string name : nom de la forme.</text:span></text:span></text:p>
      <text:p text:style-name="P2"><text:span text:style-name="Titre_20_Car"><text:span text:style-name="T8">- static int nbTabs : attribut statique utilisé pour l'indentation dans la méthode ToString de la classe ComplexShape.</text:span></text:span></text:p>
      <text:p text:style-name="P2"><text:span text:style-name="Titre_20_Car"><text:span text:style-name="T8">- virtual void Move(int dx, int dy) =0 : méthode virtual pure qui permet de déplacer l'objet à une nouvelle position. Il est à présent déterminé par les coordonnées (x+dx, y+dy).</text:span></text:span></text:p>
      <text:p text:style-name="P2"><text:span text:style-name="Titre_20_Car"><text:span text:style-name="T8">- virtual bool Include(Point p) const =0 : méthode virtual pure qui teste si p est à l'intérieur de la forme.</text:span></text:span></text:p>
      <text:p text:style-name="P2"><text:span text:style-name="Titre_20_Car"><text:span text:style-name="T8">- virtual ToString() const =0 : méthode virtual pure qui renvoie une chaine de caractère contenant toutes les caractéristiques de la forme.</text:span></text:span></text:p>
      <text:p text:style-name="P2"><text:span text:style-name="Titre_20_Car"><text:span text:style-name="T8">-virtual bool IsValid() const : méthode qui test si la forme est valide. Elle renvoie « vrai » par défaut.</text:span></text:span></text:p>
      <text:p text:style-name="P2"><text:span text:style-name="Titre_20_Car"><text:span text:style-name="T8">-virtual Shape* Clone() const=0 : méthode virtual pure qui effectue une copie de la </text:span></text:span><text:soft-page-break/><text:span text:style-name="Titre_20_Car"><text:span text:style-name="T8">forme en utilisant le contructeur de copie. Elle permet d'utiliser la copie avec le polymorphisme.</text:span></text:span></text:p>
      <text:p text:style-name="P2"><text:span text:style-name="Titre_20_Car"><text:span text:style-name="T8">-friend ostream &amp; operator &lt;&lt; (ostream &amp; os, Shape const &amp; shape) : la redefinition de l'opérateur s'appuie sur la méthode ToString qui elle est virtual pure.Cela permet de redéfinir la méthode ToString dans les classes filles puis de réutiliser l'opérateur cout dessus grce au polymorphisme.</text:span></text:span></text:p>
      <text:p text:style-name="P2"><text:span text:style-name="Titre_20_Car"><text:span text:style-name="T13"/></text:span></text:p>
      <text:p text:style-name="P2"><text:span text:style-name="Titre_20_Car"><text:span text:style-name="T13">3.1 SimpleShape (classe abstraite hérite de Shape) :</text:span></text:span></text:p>
      <text:p text:style-name="P10">Simple shape est une sorte de Shape qui est composé d'une forme unique. Elle est caractérisée par ses sommets successifs.</text:p>
      <text:p text:style-name="P2"><text:span text:style-name="Titre_20_Car"><text:span text:style-name="T8">- vector&lt;Point&gt; points : vector contenant les sommets de la forme.</text:span></text:span></text:p>
      <text:p text:style-name="P2"><text:span text:style-name="Titre_20_Car"><text:span text:style-name="T8">- virtual void Move(int dx, int dy) : méthode qui déplace tous les points de la forme de dx sur les abscisses et de dy sur les ordonnées.</text:span></text:span></text:p>
      <text:p text:style-name="P2"><text:span text:style-name="Titre_20_Car"><text:span text:style-name="T8"/></text:span></text:p>
      <text:p text:style-name="P2"><text:span text:style-name="Titre_20_Car"><text:span text:style-name="T13">3.1.1 Segment (hérite de SimpleShape) :</text:span></text:span></text:p>
      <text:p text:style-name="P10"><text:span text:style-name="Titre_20_Car"><text:span text:style-name="T9">Segment </text:span></text:span><text:span text:style-name="Titre_20_Car"><text:span text:style-name="T10">est une sorte de forme simple qui est composée de 2 sommets. </text:span></text:span></text:p>
      <text:p text:style-name="P2"><text:span text:style-name="Titre_20_Car"><text:span text:style-name="T8">- virtual bool Include(Point P) const : vérifie qu'un point P appartient au segment.</text:span></text:span></text:p>
      <text:p text:style-name="P2"><text:span text:style-name="Titre_20_Car"><text:span text:style-name="T8">- virtual string ToString() const : Cette méthode renvoie une chaine de caractère contenant les caractéristiques du segment selon le format imposé par le cahier des charges.</text:span></text:span></text:p>
      <text:p text:style-name="P2"><text:span text:style-name="Titre_20_Car"><text:span text:style-name="T8">-virtual Segment* Clone() const : cette méthode qui effectue une copie du segment <text:s/>en utilisant le contructeur de copie. Elle permet d'utiliser la copie avec le polymorphisme. </text:span></text:span></text:p>
      <text:p text:style-name="P2"><text:span text:style-name="Titre_20_Car"><text:span text:style-name="T8"/></text:span></text:p>
      <text:p text:style-name="P2"><text:span text:style-name="Titre_20_Car"><text:span text:style-name="T13">3.1.2 Rectangle (hérite de SimpleShape) :</text:span></text:span></text:p>
      <text:p text:style-name="P10"><text:span text:style-name="Titre_20_Car"><text:span text:style-name="T10">Rec</text:span></text:span><text:span text:style-name="Titre_20_Car"><text:span text:style-name="T9">t</text:span></text:span><text:span text:style-name="Titre_20_Car"><text:span text:style-name="T10">angle</text:span></text:span><text:span text:style-name="Titre_20_Car"><text:span text:style-name="T9"> </text:span></text:span><text:span text:style-name="Titre_20_Car"><text:span text:style-name="T10">est une sorte de forme simple qui est composée de 2 sommets représentant les extrémités de l'une de ses diagonales. </text:span></text:span></text:p>
      <text:p text:style-name="P2"><text:span text:style-name="Titre_20_Car"><text:span text:style-name="T8">- virtual bool Include(Point P) const : vérifie qu'un point P appartient au rectangle.</text:span></text:span></text:p>
      <text:p text:style-name="P2"><text:span text:style-name="Titre_20_Car"><text:span text:style-name="T8">- virtual string ToString() const : Cette méthode permet d'afficher les caractéristiques du rectangle selon le format imposé par le cahier des charges.</text:span></text:span></text:p>
      <text:p text:style-name="P2"><text:span text:style-name="Titre_20_Car"><text:span text:style-name="T8">- virtual Rectangle* Clone() const : cette méthode qui effectue une copie du rectangle en utilisant le contructeur de copie. Elle permet d'utiliser la copie avec le polymorphisme.</text:span></text:span></text:p>
      <text:p text:style-name="P2"><text:span text:style-name="Titre_20_Car"><text:span text:style-name="T8"/></text:span></text:p>
      <text:p text:style-name="P2"><text:span text:style-name="Titre_20_Car"><text:span text:style-name="T13">3.1.3 ConvexPolygon (hérite de SimpleShape) :</text:span></text:span></text:p>
      <text:p text:style-name="P10"><text:span text:style-name="Titre_20_Car"><text:span text:style-name="T10">ConvexPolygon</text:span></text:span><text:span text:style-name="Titre_20_Car"><text:span text:style-name="T9"> </text:span></text:span><text:span text:style-name="Titre_20_Car"><text:span text:style-name="T10">est une sorte de forme simple qui est composée de plus de 2 sommets. </text:span></text:span></text:p>
      <text:p text:style-name="P2"><text:span text:style-name="Titre_20_Car"><text:span text:style-name="T8">- virtual bool Include(Point P) const : cette méthode teste si le point P appartient au polygone. Pour chaque sommet du polygone, on calcule le produit vectoriel entre les deux vecteurs formés par le point P et les sommets i et i+1. Si le produit vectoriel garde le même signe à chaque nouveau calcul alors le polygone est convexe.</text:span></text:span></text:p>
      <text:p text:style-name="P2"><text:span text:style-name="Titre_20_Car"><text:span text:style-name="T8">- virtual string ToString() : Cette méthode permet d'afficher les caractéristiques du polygone convexe selon le format imposé par le cahier des charges.</text:span></text:span></text:p>
      <text:p text:style-name="P2"><text:span text:style-name="Titre_20_Car"><text:span text:style-name="T8">- bool IsValid() : Cette méthode verifie si le polygone construit est bien convexe en calculant le produit vectoriel entre chaque 2 arrêtes successives. Si le produit vectoriel garde le même signe à chaque nouveau calcul alors le polygone est convexe.</text:span></text:span></text:p>
      <text:p text:style-name="P2"><text:soft-page-break/><text:span text:style-name="Titre_20_Car"><text:span text:style-name="T8">- virtual ConvexPolygon *Clone() const : cette méthode qui effectue une copie du polygone convexe en utilisant le contructeur de copie. Elle permet d'utiliser la copie avec le polymorphisme.</text:span></text:span></text:p>
      <text:p text:style-name="P2"><text:span text:style-name="Titre_20_Car"><text:span text:style-name="T8"/></text:span></text:p>
      <text:p text:style-name="P2"><text:span text:style-name="Titre_20_Car"><text:span text:style-name="T13">3.2 ComplexShape (hérite de Shape) :</text:span></text:span></text:p>
      <text:p text:style-name="P11"><text:span text:style-name="Titre_20_Car"><text:span text:style-name="T10">Cette classe représente une sorte de Shape qui est composée de plusieurs formes simple ou complexes.</text:span></text:span></text:p>
      <text:p text:style-name="P2"><text:span text:style-name="Titre_20_Car"><text:span text:style-name="T8">- vector&lt;Shape*&gt; children : vector contenant toutes les formes (simples ou complexes) qui constituent notre forme complexe.</text:span></text:span></text:p>
      <text:p text:style-name="P2"><text:span text:style-name="Titre_20_Car"><text:span text:style-name="T8">-virtual void Move(int dx, int dy) : cette méthode déplace la forme complexe à une nouvelle position définie par (x+dx, y+dy). Cela consiste à déplacer toutes les formes la composant de (dx,dy).</text:span></text:span></text:p>
      <text:p text:style-name="P2"><text:span text:style-name="Titre_20_Car"><text:span text:style-name="T8">- virtual bool IsValid() const : pour chacune des formes constituant la ComplexShape on vérifie que la forme est valide. Si une seule forme n'est pas valide, la méthode renvoie false.</text:span></text:span></text:p>
      <text:p text:style-name="P2"><text:span text:style-name="Titre_20_Car"><text:span text:style-name="T8"/></text:span></text:p>
      <text:p text:style-name="P2"><text:span text:style-name="Titre_20_Car"><text:span text:style-name="T13">3.2.1 Intersection (hérite de ComplexShape) :</text:span></text:span></text:p>
      <text:p text:style-name="P11"><text:span text:style-name="Titre_20_Car"><text:span text:style-name="T10">Cette classe représente une intersection entre différentes formes simples et/ou composées.</text:span></text:span></text:p>
      <text:p text:style-name="P2"><text:span text:style-name="Titre_20_Car"><text:span text:style-name="T8">- bool Include(const Point &amp; p) const : teste si le Point P est dans l'intersection. Pour cela, le point P doit être inclus dans chacune des formes qui constituent la forme complexe.</text:span></text:span></text:p>
      <text:p text:style-name="P2"><text:span text:style-name="Titre_20_Car"><text:span text:style-name="T8">- string ToString() const : envoie une chaine de caractère qui contient les caractéristiques de l'intersection à savoir le nom de l'intersection, le nombre de figures qui la composent et les caractéristiques des différentes formes la constituant.</text:span></text:span></text:p>
      <text:p text:style-name="P2"><text:span text:style-name="Titre_20_Car"><text:span text:style-name="T8">- virtual Intersection *Clone() const : effectue une copie de l'intersection en utilisant le contructeur de copie. Elle permet d'utiliser la copie avec le polymorphisme.</text:span></text:span></text:p>
      <text:p text:style-name="P2"><text:span text:style-name="Titre_20_Car"><text:span text:style-name="T8"/></text:span></text:p>
      <text:p text:style-name="P2"><text:span text:style-name="Titre_20_Car"><text:span text:style-name="T13">3.2.2 Reunion (hérite de ComplexShape) :</text:span></text:span></text:p>
      <text:p text:style-name="P11"><text:span text:style-name="Titre_20_Car"><text:span text:style-name="T10">Cette classe représente une réunion entre différentes formes simples et/ou composées.</text:span></text:span></text:p>
      <text:p text:style-name="P2"><text:span text:style-name="Titre_20_Car"><text:span text:style-name="T8">- bool Include(const Point &amp; p) const : teste si le Point P est dans la réunion. Pour cela, il suffit que le point P soit inclus dans l'une des formes qui constituent la forme complexe.</text:span></text:span></text:p>
      <text:p text:style-name="P2"><text:span text:style-name="Titre_20_Car"><text:span text:style-name="T8">- string ToString() const : envoie une chaine de caractère qui contient les caractéristiques de la réunion à savoir le nom de la réunion, le nombre de figures qui la composent et les caractéristiques des différentes formes la constituant.</text:span></text:span></text:p>
      <text:p text:style-name="P2"><text:span text:style-name="Titre_20_Car"><text:span text:style-name="T8">-virtual Reunion *Clone() const : effectue une copie de la réunion en utilisant le contructeur de copie. Elle permet d'utiliser la copie avec le polymorphisme. </text:span></text:span></text:p>
      <text:p text:style-name="P2"><text:span text:style-name="Titre_20_Car"><text:span text:style-name="T8"/></text:span></text:p>
      <text:p text:style-name="P2"><text:span text:style-name="Titre_20_Car"><text:span text:style-name="T13">4. ShapeManager </text:span></text:span><text:span text:style-name="Titre_20_Car"><text:span text:style-name="T8">:</text:span></text:span></text:p>
      <text:p text:style-name="P9"><text:span text:style-name="Titre_20_Car"><text:span text:style-name="T15">Nous utilisons ici un singleton. </text:span></text:span><text:span text:style-name="Titre_20_Car"><text:span text:style-name="T17">Cette classe sert de controlleur pour notre application. Elle permet la gestion des commandes de creation, suppression, déplacement, load et save dans un fichier.</text:span></text:span></text:p>
      <text:p text:style-name="P9"><text:span text:style-name="Titre_20_Car"><text:span text:style-name="T15">-</text:span></text:span><text:span text:style-name="Titre_20_Car"><text:span text:style-name="T16">static ShapeManager instance : attribut static représentant notre singleton.</text:span></text:span></text:p>
      <text:p text:style-name="P2"><text:span text:style-name="Titre_20_Car"><text:span text:style-name="T8">-static ShapeManager instance : attribut static représentant notre singleton.</text:span></text:span></text:p>
      <text:p text:style-name="P2"><text:span text:style-name="Titre_20_Car"><text:span text:style-name="T8">- unordered_map&lt;string,Shape*&gt; shapes : structure de map contenant toutes les </text:span></text:span><text:soft-page-break/><text:span text:style-name="Titre_20_Car"><text:span text:style-name="T8">formes crées référencées par leur nom.</text:span></text:span></text:p>
      <text:p text:style-name="P2"><text:span text:style-name="Titre_20_Car"><text:span text:style-name="T8">- list&lt;Command*&gt; undoStack: liste de commande qu'on peut annuler avec la commande UNDO.</text:span></text:span></text:p>
      <text:p text:style-name="P2"><text:span text:style-name="Titre_20_Car"><text:span text:style-name="T8">- list&lt;Command*&gt; redoStack : liste de commande qu'on peut ré-executer avec la commande REDO.</text:span></text:span></text:p>
      <text:p text:style-name="P2"><text:span text:style-name="Titre_20_Car"><text:span text:style-name="T8">- static const int MAX_UNDO_REDO = 100 : un entier qui fixe à 100 la valeur maximale des commandes UNDO et REDO pouvant être faites à la suite suivant le contrat du cahier des charges.</text:span></text:span></text:p>
      <text:p text:style-name="P2"><text:span text:style-name="Titre_20_Car"><text:span text:style-name="T8"/></text:span></text:p>
      <text:p text:style-name="P2"><text:span text:style-name="Titre_20_Car"><text:span text:style-name="T8">Les constructeurs et destructeurs du singleton sont privés pour interdire la création et la suppresion des instance à tout endroit par l'utilisateur et ainsi répondre aux principes du singleton qui sont de garantir qu'il n'y a qu'une seule instance de la classe ShapeManager et qu'on a un accès global a cette instance avec la méthode ShapeManager &amp; GetInstance().</text:span></text:span></text:p>
      <text:p text:style-name="P2"><text:span text:style-name="Titre_20_Car"><text:span text:style-name="T8"/></text:span></text:p>
      <text:p text:style-name="P2"><text:span text:style-name="Titre_20_Car"><text:span text:style-name="T8">- void Execute(Command *c) : méthode protégée car on ne souhaite pas que l'utilisateur l'appelle directement. Elle permet d'exécuter la Command c en la rajoutant à la liste undostack et en supprimant les commandes du redostack.</text:span></text:span></text:p>
      <text:p text:style-name="P2"><text:span text:style-name="Titre_20_Car"><text:span text:style-name="T8">- int CreateRectangle(const string &amp; name, const Point &amp; p1, const Point &amp; p2) : crée un rectangle et l'ajoute à la map. Elle retourne 0 si ça marche, 1 si le nom existe déjà dans la map et 2 si le rectangle est non valide.</text:span></text:span></text:p>
      <text:p text:style-name="P2"><text:span text:style-name="Titre_20_Car"><text:span text:style-name="T8">- int CreateSegment(const string &amp; name, const Point &amp; p1, const Point &amp; p2) : crée un segment et l'ajoute à la map. Elle retourne 0 si ça marche, 1 si le nom existe déjà dans la map et 2 si le segment est non valide.</text:span></text:span></text:p>
      <text:p text:style-name="P2"><text:span text:style-name="Titre_20_Car"><text:span text:style-name="T8">- int CreateConvexPolygon(const string &amp; name, const vector&lt;Point&gt; &amp; somePoints) : crée un polygone convexe et l'ajoute à la map. Elle retourne 0 si ça marche, 1 si le nom existe déjà dans la map et 2 si le polygone convexe est non valide.</text:span></text:span></text:p>
      <text:p text:style-name="P2"><text:span text:style-name="Titre_20_Car"><text:span text:style-name="T8">- int CreateIntersection(const string &amp; name, const vector&lt;string&gt; &amp; someShapeNames) : crée une intersection de formes et l'ajoute à la map. Elle retourne 0 si ça marche, 1 si le nom existe déjà dans la map et 2 si l'intersection est non valide, puis 3 si une ou plusieurs formes n'est pas dans la map.</text:span></text:span></text:p>
      <text:p text:style-name="P2"><text:span text:style-name="Titre_20_Car"><text:span text:style-name="T8">- <text:s/>int CreateReunion(const string &amp; name, const vector&lt;string&gt; &amp; someShapeNames) : crée une réunion de formes et l'ajoute à la map. Elle retourne 0 si ça marche, 1 si le nom existe déjà dans la map et 2 si la réunion est non valide, puis 3 si une ou plusieurs formes n'est pas dans la map.</text:span></text:span></text:p>
      <text:p text:style-name="P2"><text:span text:style-name="Titre_20_Car"><text:span text:style-name="T8">- int DeleteShape(const vector&lt;string&gt; &amp; names) : supprime la forme de la map. Elle renvoie 0 si la forme est supprimée et 1 si l'un des noms dans names n'est pas dans la map.</text:span></text:span></text:p>
      <text:p text:style-name="P2"><text:span text:style-name="Titre_20_Car"><text:span text:style-name="T8">- int MoveShape(const string <text:s/>&amp; name, int dx, int dy) : méthode permettant de déplacer la forme de nom name. Elle renvoie 0 si ça marche et 1 si le nom n'est pas dans la map.</text:span></text:span></text:p>
      <text:p text:style-name="P2"><text:span text:style-name="Titre_20_Car"><text:span text:style-name="T8">- void Undo() : annule la dernière action qui a affectée la forme.</text:span></text:span></text:p>
      <text:p text:style-name="P2"><text:span text:style-name="Titre_20_Car"><text:span text:style-name="T8">- void Redo() : ré-execute la dernière action qui a affecté la forme.</text:span></text:span></text:p>
      <text:p text:style-name="P2"><text:span text:style-name="Titre_20_Car"><text:span text:style-name="T8">- void Clear() : supprime tputes les formes de la map.</text:span></text:span></text:p>
      <text:p text:style-name="P2"><text:span text:style-name="Titre_20_Car"><text:span text:style-name="T8">- int Load(const string &amp; filePath) : crée des formes à partir du chargement du fichier filePath et les rajoute à la map. Elle renvoie 0 si ça marche, 1 si le fichier ne peut pas </text:span></text:span><text:soft-page-break/><text:span text:style-name="Titre_20_Car"><text:span text:style-name="T8">être ouvert, <text:s/>2 si une ligne est fausses dans le fichier, 3 si une ou plusieurs figures ont un nom déjà présent dans la map, 4 si deux figures chargées on le même nom. Pour les code de retour 2, 3, 4 l'opération load est annulée.</text:span></text:span></text:p>
      <text:p text:style-name="P2"><text:span text:style-name="Titre_20_Car"><text:span text:style-name="T8">- int Save(const string &amp; filePath) const : sauvegarde les formes de la map dans le fichier filePath. Elle crée le fichier s'il n'existait pas au préalable et le remplace sinon. Elle renvois 0 si l'opération marche et 1 si le fichier n'a pas pu s'ouvrir.</text:span></text:span></text:p>
      <text:p text:style-name="P2"><text:span text:style-name="Titre_20_Car"><text:span text:style-name="T8"/></text:span></text:p>
      <text:p text:style-name="P2"><text:span text:style-name="Titre_20_Car"><text:span text:style-name="T13">5. Command :</text:span></text:span></text:p>
      <text:p text:style-name="P12"><text:span text:style-name="Titre_20_Car"><text:span text:style-name="T11">Cette classe permet de décrire un objet commande qui peut s'executer, se re-éxecuter ou être annulé.</text:span></text:span></text:p>
      <text:p text:style-name="P2"><text:span text:style-name="Titre_20_Car"><text:span text:style-name="T8">- virtual void Execute() = 0 : méthode virtual pure qui permet d'executer et de ré-executer la commande (inclus le REDO).</text:span></text:span></text:p>
      <text:p text:style-name="P2"><text:span text:style-name="Titre_20_Car"><text:span text:style-name="T8">- virtual void Undo() = 0 : méthode virtual pure qui permet d'annuler la commande (UNDO).</text:span></text:span></text:p>
      <text:p text:style-name="P2"><text:span text:style-name="Titre_20_Car"><text:span text:style-name="T13"/></text:span></text:p>
      <text:p text:style-name="P2"><text:span text:style-name="Titre_20_Car"><text:span text:style-name="T13">6. ShapeCommand (hérite de Command) :</text:span></text:span></text:p>
      <text:p text:style-name="P9"><text:span text:style-name="Titre_20_Car"><text:span text:style-name="T17">Cette classe permet de crée des objets Command qu'on peut executer, annuler (undo) ou refaire (redo). </text:span></text:span></text:p>
      <text:p text:style-name="P2"><text:span text:style-name="Titre_20_Car"><text:span text:style-name="T8">- unordered_map&lt;string, Shape*&gt;* shapes : pointeur sur la liste de toutes les formes crées sur lesquels on peut appliquer des commandes dont la clé est le nom de la forme et le 2</text:span></text:span><text:span text:style-name="Titre_20_Car"><text:span text:style-name="T3">e</text:span></text:span><text:span text:style-name="Titre_20_Car"><text:span text:style-name="T8"> membre est un pointeur sur une forme (Shape).</text:span></text:span></text:p>
      <text:p text:style-name="P2"><text:span text:style-name="Titre_20_Car"><text:span text:style-name="T8"/></text:span></text:p>
      <text:p text:style-name="P2"><text:span text:style-name="Titre_20_Car"><text:span text:style-name="T13">6.1 MoveShapesCommand (hérite de ShapeManager) </text:span></text:span><text:span text:style-name="Titre_20_Car"><text:span text:style-name="T8">:</text:span></text:span></text:p>
      <text:p text:style-name="P9"><text:span text:style-name="Titre_20_Car"><text:span text:style-name="T12">Cette classe décrit la commande MOVE.</text:span></text:span></text:p>
      <text:p text:style-name="P2"><text:span text:style-name="Titre_20_Car"><text:span text:style-name="T8">- string shapeName : nom de la forme.</text:span></text:span></text:p>
      <text:p text:style-name="P2"><text:span text:style-name="Titre_20_Car"><text:span text:style-name="T8">- int dX : distance de déplacement souhaitée sur l'axe des abcisses.</text:span></text:span></text:p>
      <text:p text:style-name="P2"><text:span text:style-name="Titre_20_Car"><text:span text:style-name="T8">- int dY : distance de déplacement souhaitée sur l'axe des ordonnés.</text:span></text:span></text:p>
      <text:p text:style-name="P2"><text:span text:style-name="Titre_20_Car"><text:span text:style-name="T8">- void Execute() : déplace la forme en appelant la méthode Move(dX,dY) sur la forme correspondant à shapeName dans la map.</text:span></text:span></text:p>
      <text:p text:style-name="P2"><text:span text:style-name="Titre_20_Car"><text:span text:style-name="T8">- void Undo() : annule la dernière commande move sur la forme. Elle remet la forme à sa place en appelant la methode Move(-dX,-dY).</text:span></text:span></text:p>
      <text:p text:style-name="P2"><text:span text:style-name="Titre_20_Car"><text:span text:style-name="T8"/></text:span></text:p>
      <text:p text:style-name="P2"><text:span text:style-name="Titre_20_Car"><text:span text:style-name="T13">6.2 RemoveShapesCommand (hérite de ShapeManager) </text:span></text:span><text:span text:style-name="Titre_20_Car"><text:span text:style-name="T8">:</text:span></text:span></text:p>
      <text:p text:style-name="P9"><text:span text:style-name="Titre_20_Car"><text:span text:style-name="T12">Cette classe décrit la commande DELETE.</text:span></text:span></text:p>
      <text:p text:style-name="P2"><text:span text:style-name="Titre_20_Car"><text:span text:style-name="T8">- vector&lt;Shape*&gt; deletedShapes : vector contenant les formes à supprimer.</text:span></text:span></text:p>
      <text:p text:style-name="P2"><text:span text:style-name="Titre_20_Car"><text:span text:style-name="T8">-bool deleted : statut de la commande.</text:span></text:span></text:p>
      <text:p text:style-name="P2"><text:span text:style-name="Titre_20_Car"><text:span text:style-name="T8">- void Execute() : deleted passe à true et toutes les formes qu'on souhaite supprimer (c’est-à-dire présentes dans le vector deletedShapes) sont enlevées de la map.</text:span></text:span></text:p>
      <text:p text:style-name="P2"><text:span text:style-name="Titre_20_Car"><text:span text:style-name="T8">- void Undo : deleted passe à false et la méthode annule le DELETE en réinsérant à nouveau toutes les formes précédemment enlevée dans la map.</text:span></text:span></text:p>
      <text:p text:style-name="P2"><text:span text:style-name="Titre_20_Car"><text:span text:style-name="T8">- ~RemoveShapesCommand() : Si deleted est à true, alors la destruction de cette commande implique la suppression de toutes les formes présentes en mémoire dans le vector deletedShapes.</text:span></text:span></text:p>
      <text:p text:style-name="P2"><text:span text:style-name="Titre_20_Car"><text:span text:style-name="T8"/></text:span></text:p>
      <text:p text:style-name="P2"><text:span text:style-name="Titre_20_Car"><text:span text:style-name="T13">6.3 AddShapesCommand (hérite de ShapeManager) </text:span></text:span><text:span text:style-name="Titre_20_Car"><text:span text:style-name="T8">:</text:span></text:span></text:p>
      <text:p text:style-name="P9"><text:span text:style-name="Titre_20_Car"><text:span text:style-name="T12">Cette classe décrit la commande de création d'une nouvelle forme.</text:span></text:span></text:p>
      <text:p text:style-name="P2"><text:soft-page-break/><text:span text:style-name="Titre_20_Car"><text:span text:style-name="T8">- vector&lt;Shape*&gt; createdShapes : vector contenant les formes à créer.</text:span></text:span></text:p>
      <text:p text:style-name="P2"><text:span text:style-name="Titre_20_Car"><text:span text:style-name="T8">-bool created : statut de la commande.</text:span></text:span></text:p>
      <text:p text:style-name="P2"><text:span text:style-name="Titre_20_Car"><text:span text:style-name="T8">- void Execute() : created passe à true et toutes les formes à créer (c’est-à-dire présentes dans createdShapes) sont inserées dans la map.</text:span></text:span></text:p>
      <text:p text:style-name="P2"><text:span text:style-name="Titre_20_Car"><text:span text:style-name="T8">- void Undo() : created passe à false et la méthode annule la commande précédente en supprimant de la map toutes les formes présentes dans createdShapes.</text:span></text:span></text:p>
      <text:p text:style-name="P2"><text:span text:style-name="Titre_20_Car"><text:span text:style-name="T8">- ~AddShapesCommand() : Si created est à false, alors la destruction de cette commande implique la suppression des formes présentes en mémoire dans createdShapes.</text:span></text:span></text:p>
      <text:p text:style-name="P2"><text:span text:style-name="Titre_20_Car"><text:span text:style-name="T8"/></text:span></text:p>
      <text:p text:style-name="P9"><text:span text:style-name="Titre_20_Car"><text:span text:style-name="T21">7</text:span></text:span><text:span text:style-name="Titre_20_Car"><text:span text:style-name="T22">. </text:span></text:span><text:span text:style-name="Titre_20_Car"><text:span text:style-name="T21">ShapeFileManager :</text:span></text:span></text:p>
      <text:p text:style-name="P9"><text:span text:style-name="Titre_20_Car"><text:span text:style-name="T19">Cette classe va s'occuper de la gestion du fichier.</text:span></text:span></text:p>
      <text:p text:style-name="P9"><text:span text:style-name="Titre_20_Car"><text:span text:style-name="T23">public :</text:span></text:span></text:p>
      <text:p text:style-name="P9"><text:span text:style-name="Titre_20_Car"><text:span text:style-name="T20">- </text:span></text:span><text:span text:style-name="Titre_20_Car"><text:span text:style-name="T18">static bool Load(const string &amp; filePath, vector&lt;Shape *&gt; &amp; shapes) : permet de charger les formes sauvegardées dans le fichier filePath. Elle rajoute ces formes là au vector&lt;Shape*&gt; shapes donné en paramètre.</text:span></text:span></text:p>
      <text:p text:style-name="P9"><text:span text:style-name="Titre_20_Car"><text:span text:style-name="T18">- static bool Save(const string &amp; filePath, const map&lt;string, Shape *&gt; &amp;shapes)</text:span></text:span></text:p>
      <text:p text:style-name="P9"><text:span text:style-name="Titre_20_Car"><text:span text:style-name="T23">protected :</text:span></text:span></text:p>
      <text:p text:style-name="P9"><text:span text:style-name="Titre_20_Car"><text:span text:style-name="T20">- </text:span></text:span><text:span text:style-name="Titre_20_Car"><text:span text:style-name="T18">static Shape* CreateSegment(const deque&lt;string&gt; &amp; params) : </text:span></text:span><text:span text:style-name="Titre_20_Car"><text:span text:style-name="T19">méthode qui crée un segment. Elle retourne un pointeur sur une forme si la création marche bien et un pointeur null sinon.</text:span></text:span></text:p>
      <text:p text:style-name="P9"><text:span text:style-name="Titre_20_Car"><text:span text:style-name="T18">- static Shape* CreateRectangle(const deque&lt;string&gt; &amp; params) :</text:span></text:span><text:span text:style-name="Titre_20_Car"><text:span text:style-name="T19">méthode qui crée un rectangle. Elle retourne un pointeur sur une forme si la création marche bien et un pointeur null sinon.</text:span></text:span></text:p>
      <text:p text:style-name="P9"><text:span text:style-name="Titre_20_Car"><text:span text:style-name="T18">- static Shape* CreateConvexPolygon(const deque&lt;string&gt; &amp; params) : </text:span></text:span><text:span text:style-name="Titre_20_Car"><text:span text:style-name="T19">méthode qui crée un polygone convexe. Elle retourne un pointeur sur une forme si la création marche bien et un pointeur null sinon.</text:span></text:span></text:p>
      <text:p text:style-name="P9"><text:span text:style-name="Titre_20_Car"><text:span text:style-name="T18">- static Shape* CreateComplexShape(ifstream &amp; file, deque&lt;string&gt; params) : </text:span></text:span><text:span text:style-name="Titre_20_Car"><text:span text:style-name="T19">méthode qui crée une forme complexe (réunion ou intersection). Elle retourne un pointeur sur une forme si la création marche bien et un pointeur null sinon.</text:span></text:span></text:p>
      <text:p text:style-name="P9"><text:span text:style-name="Titre_20_Car"><text:span text:style-name="T18">- static deque&lt;string&gt; SplitLine(string line) : </text:span></text:span><text:span text:style-name="Titre_20_Car"><text:span text:style-name="T19">fragmente la phrase line en paramètre et renvoie une liste doublement chainée de mots de cette phrase.</text:span></text:span></text:p>
      <text:p text:style-name="P9"><text:span text:style-name="Titre_20_Car"><text:span text:style-name="T18">Rq : les constructeurs et destructeurs sont proteg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8pt" fo:letter-spacing="normal"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normal" fo:language="en" fo:country="GB" style:font-size-asian="28pt"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style:text-underline-style="none" fo:font-weight="normal" style:font-weight-asian="normal" style:font-weight-complex="normal"/>
    </style:style>
    <style:style style:name="MP2" style:family="paragraph">
      <style:paragraph-properties fo:text-align="end"/>
    </style:style>
    <style:style style:name="MP3" style:family="paragraph">
      <style:paragraph-properties fo:text-align="end"/>
      <style:text-properties fo:font-size="12pt" fo:font-weight="bold" style:font-weight-asian="bold" style:font-weight-complex="bold"/>
    </style:style>
    <style:style style:name="MP4" style:family="paragraph" style:parent-style-name="Standard">
      <style:text-properties fo:color="#000000" style:text-underline-style="none" fo:font-weight="normal" style:font-weight-asian="normal" style:font-weight-complex="normal"/>
    </style:style>
    <style:style style:name="MP5" style:family="paragraph" style:parent-style-name="Footer">
      <style:paragraph-properties fo:text-align="center" style:justify-single-word="false"/>
    </style:style>
    <style:style style:name="MT1" style:family="text">
      <style:text-properties fo:font-size="12pt" fo:font-weight="bold" style:font-weight-asian="bold" style:font-weight-complex="bold"/>
    </style:style>
    <style:style style:name="MT2" style:family="text">
      <style:text-properties fo:font-size="16pt" fo:language="fr" fo:country="FR" style:text-underline-style="solid" style:text-underline-width="auto" style:text-underline-color="font-color" fo:font-weight="bold" style:font-size-asian="16pt" style:font-weight-asian="bold" style:font-size-complex="16pt"/>
    </style:style>
    <style:style style:name="MT3" style:family="text">
      <style:text-properties fo:font-size="13pt" fo:language="fr" fo:country="FR" style:text-underline-style="solid" style:text-underline-width="auto" style:text-underline-color="font-color" style:font-size-asian="13pt" style:font-size-complex="13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80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198cm" svg:y="-0.042cm" svg:width="3.879cm" svg:height="1.801cm" draw:z-index="11"><draw:image xlink:href="Pictures/100002010000029100000131073DF810.png" xlink:type="simple" xlink:show="embed" xlink:actuate="onLoad"/></draw:frame><draw:frame text:anchor-type="paragraph" draw:z-index="5" draw:style-name="Mgr1" draw:text-style-name="MP3" svg:width="7.145cm" svg:height="1.978cm" svg:x="9.753cm" svg:y="0.138cm"><draw:text-box><text:p text:style-name="MP2"><text:span text:style-name="MT1">B3125</text:span></text:p><text:p text:style-name="MP2"><text:span text:style-name="MT1">Nicolas GRIPONT</text:span></text:p><text:p text:style-name="MP2"><text:span text:style-name="MT1">Rim EL IDRISSI MOKDAD </text:span></text:p></draw:text-box></draw:frame></text:p>
        <text:p text:style-name="MP4"><text:span text:style-name="Titre_20_Car"><text:span text:style-name="MT2"/></text:span></text:p>
        <text:p text:style-name="MP4"><text:span text:style-name="Titre_20_Car"><text:span text:style-name="MT3"/></text:span></text:p>
      </style:header>
      <style:footer>
        <text:p text:style-name="MP5"><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17:49:12.175982640</dc:date>
    <meta:editing-duration>PT7H5M50S</meta:editing-duration>
    <meta:editing-cycles>83</meta:editing-cycles>
    <meta:generator>LibreOffice/4.2.6.2$Linux_X86_64 LibreOffice_project/420$Build-2</meta:generator>
    <meta:document-statistic meta:table-count="0" meta:image-count="1" meta:object-count="0" meta:page-count="6" meta:paragraph-count="119" meta:word-count="2524" meta:character-count="15064" meta:non-whitespace-character-count="12645"/>
  </office:meta>
</office:document-meta>
</file>